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weight="bold" style:font-weight-asian="bold" style:font-weight-complex="bold" fo:font-size="18pt" style:font-size-asian="18pt" style:font-size-complex="18pt"/>
    </style:style>
    <style:style style:name="P2" style:parent-style-name="Normal" style:family="paragraph">
      <style:text-properties fo:font-weight="bold" style:font-weight-asian="bold" style:font-weight-complex="bold" fo:font-size="14pt" style:font-size-asian="14pt" style:font-size-complex="14pt"/>
    </style:style>
    <style:style style:name="P3" style:parent-style-name="Normal" style:family="paragraph">
      <style:text-properties fo:font-weight="bold" style:font-weight-asian="bold" style:font-weight-complex="bold" fo:font-size="14pt" style:font-size-asian="14pt" style:font-size-complex="14pt"/>
    </style:style>
    <style:style style:name="P4" style:parent-style-name="Normal" style:family="paragraph">
      <style:text-properties fo:font-weight="bold" style:font-weight-asian="bold" style:font-weight-complex="bold" fo:font-size="14pt" style:font-size-asian="14pt" style:font-size-complex="14pt"/>
    </style:style>
    <style:style style:name="P5" style:parent-style-name="Normal" style:family="paragraph">
      <style:text-properties fo:font-weight="bold" style:font-weight-asian="bold" style:font-weight-complex="bold" fo:font-size="14pt" style:font-size-asian="14pt" style:font-size-complex="14pt"/>
    </style:style>
  </office:automatic-styles>
  <office:body>
    <office:text text:use-soft-page-breaks="true">
      <text:p text:style-name="P1">Choix de Conception et Architecture :</text:p>
      <text:p text:style-name="Normal"/>
      <text:p text:style-name="P2">Patron Singleton pour l'Entreprise</text:p>
      <text:p text:style-name="Normal">Le patron Singleton a été choisi pour la classe Entreprise afin de garantir l'existence d'une seule instance de l'entreprise dans tout le système. Cela assure un accès unique à l'état global de l'entreprise et facilite la gestion centralisée de ses données.</text:p>
      <text:p text:style-name="Normal"/>
      <text:p text:style-name="P3">Utilisation d'Interfaces</text:p>
      <text:p text:style-name="Normal">L'interface IVendable a été introduite pour définir le comportement des entités vendables, en l'occurrence, les produits. Cette approche favorise une conception orientée objet en permettant une flexibilité accrue lors de l'ajout de nouvelles entités vendables.</text:p>
      <text:p text:style-name="Normal"/>
      <text:p text:style-name="P4">Héritage pour les Entités Personne</text:p>
      <text:p text:style-name="Normal">Les classes Salarié, Client, et Fournisseur héritent de la classe abstraite Personne. Cela simplifie la gestion des données communes aux différentes entités tout en permettant une spécialisation propre à chaque type.</text:p>
      <text:p text:style-name="Normal"/>
      <text:p text:style-name="P5">Utilisation de l'Interface Utilisateur (UI) Console</text:p>
      <text:p text:style-name="Normal">L'utilisation de l'interface utilisateur console permet une interaction simple et directe avec le système, facilitant ainsi les tests et la démonstration des fonctionnalité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BLANCHARD SAMY</meta:initial-creator>
    <dc:creator>BLANCHARD SAMY</dc:creator>
    <meta:creation-date>2024-01-24T08:45:00Z</meta:creation-date>
    <dc:date>2024-01-24T08:47:00Z</dc:date>
    <meta:template xlink:href="Normal.dotm" xlink:type="simple"/>
    <meta:editing-cycles>1</meta:editing-cycles>
    <meta:editing-duration>PT120S</meta:editing-duration>
    <meta:document-statistic meta:page-count="1" meta:paragraph-count="2" meta:word-count="169" meta:character-count="1098" meta:row-count="7" meta:non-whitespace-character-count="931"/>
  </office:meta>
</office:document-meta>
</file>